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RecoveryManager.reestablishConnec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RecoveryManager.executeStmt( String sql ,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RecoveryManager.executeQuery( String sq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RecoveryManager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RecoveryManager.executeStmtInternal( Object [ ] params , PreparedStatement stm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nectionRecoveryManager.executeStmt( String sql , Object [ ] params , boolean returnGeneratedKeys , int maxRow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RecoveryManager.logException( String message , SQL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RecoveryManager.setup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nectionRecoveryManager.ConnectionRecoveryManager( boolean block , String driver , String url , String user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eamWrapper.StreamWrapper( InputStream i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RecoveryManager.executeQueryInternal( String sq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nectionRecoveryManager.resetStatement( Prepared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RecoveryManager.executeStmtInternal( String sql , Object [ ] params , boolean returnGeneratedKeys , int maxRow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RecoveryManag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nectionRecoveryManager.setAutoReconnect( boolean autoReconn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